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1.75cm" fo:min-width="2.75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cm" svg:height="2cm" svg:x="13.25cm" svg:y="9cm">
          <text:p text:style-name="P1">InPoD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1:27:23.514399776</meta:creation-date>
    <dc:date>2022-11-30T11:30:04.536762375</dc:date>
    <meta:editing-duration>PT2M42S</meta:editing-duration>
    <meta:editing-cycles>1</meta:editing-cycles>
    <meta:document-statistic meta:object-count="1"/>
    <meta:generator>LibreOffice/7.3.7.2$Linux_X86_64 LibreOffice_project/30$Build-2</meta:generator>
  </office:meta>
</office:document-meta>
</file>